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37a" officeooo:paragraph-rsid="001b437a"/>
    </style:style>
    <style:style style:name="P2" style:family="paragraph" style:parent-style-name="Standard">
      <style:paragraph-properties fo:text-align="center" style:justify-single-word="false"/>
      <style:text-properties officeooo:rsid="001b437a"/>
    </style:style>
    <style:style style:name="P3" style:family="paragraph" style:parent-style-name="Standard">
      <style:paragraph-properties fo:text-align="center" style:justify-single-word="false"/>
      <style:text-properties officeooo:rsid="001b437a" officeooo:paragraph-rsid="001b437a"/>
    </style:style>
    <style:style style:name="P4" style:family="paragraph" style:parent-style-name="Standard">
      <style:text-properties officeooo:rsid="001c8d95" officeooo:paragraph-rsid="001c8d95"/>
    </style:style>
    <style:style style:name="P5" style:family="paragraph" style:parent-style-name="Standard">
      <style:paragraph-properties fo:text-align="center" style:justify-single-word="false"/>
      <style:text-properties officeooo:rsid="001c8d95" officeooo:paragraph-rsid="001c8d95"/>
    </style:style>
    <style:style style:name="P6" style:family="paragraph" style:parent-style-name="Standard">
      <style:text-properties officeooo:rsid="00231ae9" officeooo:paragraph-rsid="00231ae9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b437a" officeooo:paragraph-rsid="001b437a" style:font-weight-asian="bold" style:font-weight-complex="bold"/>
    </style:style>
    <style:style style:name="T1" style:family="text">
      <style:text-properties officeooo:rsid="001c8d95"/>
    </style:style>
    <style:style style:name="T2" style:family="text">
      <style:text-properties officeooo:rsid="001f88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thew Gross</text:p>
      <text:p text:style-name="P3">(573) 219-7618</text:p>
      <text:p text:style-name="P3"><text:a xlink:type="simple" xlink:href="mailto:grossmatthew190@gmail.com" text:style-name="Internet_20_link" text:visited-style-name="Visited_20_Internet_20_Link">grossmatthew190@gmail.com</text:a></text:p>
      <text:p text:style-name="P1"/>
      <text:p text:style-name="P1"/>
      <text:p text:style-name="P7">Past Work Experience</text:p>
      <text:p text:style-name="P1"/>
      <text:p text:style-name="P1">8/2018 – 11/2018. Daugherty Business Solutions. Software Architect and Engineer.</text:p>
      <text:p text:style-name="P1"/>
      <text:p text:style-name="P1"><text:tab/><text:span text:style-name="T2">I worked for a short time doing research and development for Monsanto (now Bayer). During that time I wrote code primarily in JavaScript to serve as application programming interface endpoints using the JavaScript framework React with Redux and Sagas.</text:span></text:p>
      <text:p text:style-name="P1"/>
      <text:p text:style-name="P6">Environments used: CSS, DynamoDB, Git, HTML, JavaScript, Node.js, React, SQL</text:p>
      <text:p text:style-name="P1"/>
      <text:p text:style-name="P1">1/2017 – 11/2017. Caleres. Web Developer II.</text:p>
      <text:p text:style-name="P1"/>
      <text:p text:style-name="P1">10/2015 – <text:span text:style-name="T1">12</text:span>/2016. Recovery Brands. Frontend Web Developer.</text:p>
      <text:p text:style-name="P1"/>
      <text:p text:style-name="P1">10/2011 – 10/2014. Monkey C Media. Web Developer.</text:p>
      <text:p text:style-name="P1"/>
      <text:p text:style-name="P1"/>
      <text:p text:style-name="P5">Education</text:p>
      <text:p text:style-name="P4"/>
      <text:p text:style-name="P4">2002 – 2006. B.A. Computer Information Systems. A.A. Business Administ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1:56:38.714812535</meta:creation-date>
    <dc:date>2019-07-02T15:43:06.171174566</dc:date>
    <meta:editing-duration>PT3H46M4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96" meta:character-count="718" meta:non-whitespace-character-count="628"/>
  </office:meta>
</office:document-meta>
</file>